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d55d" officeooo:paragraph-rsid="0005d55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d55d" officeooo:paragraph-rsid="0005d55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d55d" officeooo:paragraph-rsid="0005d55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95d6b" officeooo:paragraph-rsid="00095d6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5d55d" officeooo:paragraph-rsid="0005d55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95d6b" officeooo:paragraph-rsid="00095d6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0ac660" officeooo:paragraph-rsid="000ac660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5d55d" officeooo:paragraph-rsid="0005d55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73749" officeooo:paragraph-rsid="0007374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95d6b" officeooo:paragraph-rsid="00095d6b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bold" officeooo:rsid="0005d55d" officeooo:paragraph-rsid="0005d55d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rsid="00073749" officeooo:paragraph-rsid="0007374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73749" officeooo:paragraph-rsid="000b8a53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italic" fo:font-weight="bold" officeooo:rsid="0005d55d" officeooo:paragraph-rsid="00088e94" style:font-style-asian="italic" style:font-weight-asian="bold" style:font-style-complex="italic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tyle="italic" fo:font-weight="bold" officeooo:rsid="0005d55d" officeooo:paragraph-rsid="0005d55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ff3300" fo:font-weight="bold" officeooo:rsid="00095d6b" officeooo:paragraph-rsid="00095d6b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05d55d" officeooo:paragraph-rsid="0005d55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3749" style:font-weight-asian="normal" style:font-weight-complex="normal"/>
    </style:style>
    <style:style style:name="T3" style:family="text">
      <style:text-properties fo:font-weight="normal" officeooo:rsid="00088e94" style:font-weight-asian="normal" style:font-weight-complex="normal"/>
    </style:style>
    <style:style style:name="T4" style:family="text">
      <style:text-properties fo:font-weight="normal" officeooo:rsid="000b8a53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officeooo:rsid="000b8a53"/>
    </style:style>
    <style:style style:name="T9" style:family="text">
      <style:text-properties fo:font-size="13pt" officeooo:rsid="000b8a53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UME</text:p>
      <text:p text:style-name="P5"/>
      <text:p text:style-name="P5"><text:span text:style-name="T5">name:</text:span> Pogosian Igor</text:p>
      <text:p text:style-name="P6"><text:span text:style-name="T5">age:</text:span> 29 years</text:p>
      <text:p text:style-name="P4">cell: 067-267-78-25</text:p>
      <text:p text:style-name="P5"><text:span text:style-name="T5">email:</text:span> <text:a xlink:type="simple" xlink:href="mailto:igor12306@mail.ru" text:style-name="Internet_20_link" text:visited-style-name="Visited_20_Internet_20_Link">igor12306@mail.ru</text:a></text:p>
      <text:p text:style-name="P5"><text:span text:style-name="T5">location:</text:span> Dnipro</text:p>
      <text:p text:style-name="P4">education: <text:span text:style-name="T1">PSACEA, Mechanical Engineering. 2005-2010</text:span></text:p>
      <text:p text:style-name="P5"/>
      <text:p text:style-name="P5"><text:span text:style-name="T5">Programming experience:</text:span> 2<text:span text:style-name="T8">+</text:span> years</text:p>
      <text:p text:style-name="P5"/>
      <text:p text:style-name="P3">Professional experience:</text:p>
      <text:p text:style-name="P3"/>
      <text:p text:style-name="P3"><text:tab/>company: <text:span text:style-name="T1">Small Team Co</text:span></text:p>
      <text:p text:style-name="P5"/>
      <text:p text:style-name="P3"><text:span text:style-name="T1"><text:tab/></text:span>period<text:span text:style-name="T1">: 06.2015-06.2016</text:span></text:p>
      <text:p text:style-name="P5"/>
      <text:p text:style-name="P3"><text:span text:style-name="T1"><text:tab/></text:span>position:<text:span text:style-name="T1"> Php/Js developer</text:span></text:p>
      <text:p text:style-name="P5"/>
      <text:p text:style-name="P3"><text:span text:style-name="T1"><text:tab/></text:span>duties:<text:span text:style-name="T1"> Support and Development of Blogs, Portals, Start-ups on Laravel framework.</text:span></text:p>
      <text:p text:style-name="P5"/>
      <text:p text:style-name="P17">Skills:</text:p>
      <text:list xml:id="list7030018839188639600" text:style-name="L1">
        <text:list-item>
          <text:p text:style-name="P11"><text:span text:style-name="T7">Php</text:span><text:span text:style-name="T1"> — </text:span><text:span text:style-name="T4">1.5</text:span><text:span text:style-name="T1"> years. Used Codeigniter, Yii, Forforce, Laravel.</text:span></text:p>
        </text:list-item>
        <text:list-item>
          <text:p text:style-name="P11"><text:span text:style-name="T7">Js</text:span><text:span text:style-name="T6"> </text:span><text:span text:style-name="T1">— 1.5 years. <text:s/>Jquery/</text:span><text:span text:style-name="T4">Angular</text:span><text:span text:style-name="T1">.</text:span></text:p>
        </text:list-item>
        <text:list-item>
          <text:p text:style-name="P11"><text:span text:style-name="T6">Ruby/Rails </text:span><text:span text:style-name="T1">— </text:span><text:span text:style-name="T4">8 months</text:span><text:span text:style-name="T1">. Rails 4/5, Rspec, Capybara. </text:span></text:p>
        </text:list-item>
        <text:list-item>
          <text:p text:style-name="P11"><text:span text:style-name="T6">HTML/CSS</text:span><text:span text:style-name="T1"> — Bootstrap</text:span></text:p>
        </text:list-item>
        <text:list-item>
          <text:p text:style-name="P14">Git</text:p>
        </text:list-item>
        <text:list-item>
          <text:p text:style-name="P15">Linux</text:p>
        </text:list-item>
        <text:list-item>
          <text:p text:style-name="P11"><text:span text:style-name="T6">PostgreSql/MySql</text:span><text:span text:style-name="T1"> </text:span></text:p>
        </text:list-item>
        <text:list-item>
          <text:p text:style-name="P12"><text:span text:style-name="T6">English</text:span><text:span text:style-name="T1"> <text:s/>- <text:s/>Intermediate.</text:span></text:p>
        </text:list-item>
      </text:list>
      <text:p text:style-name="P13"><text:span text:style-name="T4"><text:tab/></text:span><text:span text:style-name="T1"><text:tab/></text:span></text:p>
      <text:p text:style-name="P9"/>
      <text:p text:style-name="P4"><text:span text:style-name="T1"/></text:p>
      <text:p text:style-name="P6"/>
      <text:p text:style-name="P7">Salary: <text:span text:style-name="T8">&gt;= 7</text:span>00$</text:p>
      <text:p text:style-name="P16"/>
      <text:p text:style-name="P5"><text:tab/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 </meta:initial-creator>
    <meta:creation-date>2016-08-03T09:31:11.313608420</meta:creation-date>
    <dc:date>2016-09-04T10:06:05.869506404</dc:date>
    <dc:creator>Igor  </dc:creator>
    <meta:editing-duration>PT23M3S</meta:editing-duration>
    <meta:editing-cycles>5</meta:editing-cycles>
    <meta:generator>LibreOffice/5.0.3.2$Linux_X86_64 LibreOffice_project/00m0$Build-2</meta:generator>
    <meta:document-statistic meta:table-count="0" meta:image-count="0" meta:object-count="0" meta:page-count="1" meta:paragraph-count="25" meta:word-count="83" meta:character-count="614" meta:non-whitespace-character-count="546"/>
  </office:meta>
</office:document-meta>
</file>